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Times" svg:font-family="Times"/>
    <style:font-face style:name="sans-serif" svg:font-family="sans-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fo:font-style="italic" style:font-size-asian="12pt" style:font-style-asian="italic" style:font-style-complex="italic"/>
    </style:style>
    <style:style style:name="P3" style:family="paragraph" style:parent-style-name="Standard" style:list-style-name="L1">
      <style:text-properties fo:font-size="12pt" fo:font-style="italic" style:font-size-asian="12pt" style:font-style-asian="italic" style:font-style-complex="italic"/>
    </style:style>
    <style:style style:name="P4" style:family="paragraph" style:parent-style-name="Standard">
      <style:text-properties fo:font-size="12pt" fo:font-style="italic" fo:font-weight="bold" style:font-size-asian="12pt" style:font-style-asian="italic" style:font-weight-asian="bold" style:font-style-complex="italic" style:font-weight-complex="bold"/>
    </style:style>
    <style:style style:name="P5" style:family="paragraph" style:parent-style-name="Title" style:master-page-name="Standard">
      <style:paragraph-properties style:page-number="auto"/>
    </style:style>
    <style:style style:name="P6" style:family="paragraph" style:parent-style-name="List_20_Paragraph" style:list-style-name="WWNum1"/>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list-style-name="WWNum1">
      <style:paragraph-properties fo:margin-left="0cm" fo:margin-right="0cm" fo:text-indent="0cm" style:auto-text-indent="false"/>
    </style:style>
    <style:style style:name="P9"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weight-complex="bold"/>
    </style:style>
    <style:style style:name="T6" style:family="text">
      <style:text-properties fo:font-size="12pt" fo:font-weight="normal" style:font-size-asian="12pt" style:font-weight-asian="normal" style:font-weight-complex="normal"/>
    </style:style>
    <style:style style:name="T7" style:family="text">
      <style:text-properties fo:font-size="12pt" fo:font-style="italic" style:font-size-asian="12pt" style:font-style-asian="italic" style:font-style-complex="italic"/>
    </style:style>
    <style:style style:name="T8" style:family="text">
      <style:text-properties fo:font-size="12pt" fo:font-style="italic" fo:font-weight="normal" style:font-size-asian="12pt" style:font-style-asian="italic" style:font-weight-asian="normal" style:font-style-complex="italic" style:font-weight-complex="normal"/>
    </style:style>
    <style:style style:name="T9" style:family="text">
      <style:text-properties fo:font-size="12pt" fo:font-style="normal" fo:font-weight="normal" style:font-size-asian="12pt" style:font-style-asian="normal" style:font-weight-asian="normal" style:font-style-complex="normal" style:font-weight-complex="normal"/>
    </style:style>
    <style:style style:name="T10" style:family="text">
      <style:text-properties fo:font-size="12pt" fo:font-style="normal" fo:font-weight="bold" style:font-size-asian="12pt"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variant="normal" fo:text-transform="none" fo:color="#000000" style:font-name="sans-serif" fo:letter-spacing="normal" fo:language="en" fo:country="none" fo:font-style="normal" fo:font-weight="normal"/>
    </style:style>
    <style:style style:name="T17" style:family="text">
      <style:text-properties fo:font-variant="normal" fo:text-transform="none" fo:color="#000000" style:font-name="sans-serif" fo:letter-spacing="normal" fo:language="en" fo:country="none" fo:font-style="normal" fo:font-weight="normal" style:font-weight-asian="normal" style:font-weight-complex="normal"/>
    </style:style>
    <style:style style:name="T18" style:family="text">
      <style:text-properties fo:font-variant="normal" fo:text-transform="none" fo:color="#000000" style:font-name="sans-serif" fo:letter-spacing="normal" fo:language="en" fo:country="none" fo:font-style="normal" fo:font-weight="normal" style:font-style-asian="normal" style:font-weight-asian="normal" style:font-style-complex="normal" style:font-weight-complex="normal"/>
    </style:style>
    <style:style style:name="T19" style:family="text">
      <style:text-properties fo:font-variant="normal" fo:text-transform="none" fo:color="#000000" style:font-name="sans-serif" fo:letter-spacing="normal" fo:language="en" fo:country="none" fo:font-style="normal" fo:font-weight="bold" style:font-weight-asian="bold" style:font-weight-complex="bold"/>
    </style:style>
    <style:style style:name="T20" style:family="text">
      <style:text-properties fo:font-variant="normal" fo:text-transform="none" fo:color="#000000" style:font-name="sans-serif" fo:letter-spacing="normal" fo:language="en" fo:country="none" fo:font-style="normal" fo:font-weight="bold" style:font-style-asian="normal" style:font-weight-asian="bold" style:font-style-complex="normal" style:font-weight-complex="bold"/>
    </style:style>
    <style:style style:name="T21" style:family="text">
      <style:text-properties fo:font-variant="normal" fo:text-transform="none" fo:color="#000000" style:font-name="sans-serif" fo:letter-spacing="normal" fo:language="en" fo:country="none"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sans-serif" fo:letter-spacing="normal" fo:language="en" fo:country="none" fo:font-weight="normal" style:font-weight-asian="normal" style:font-weight-complex="normal"/>
    </style:style>
    <style:style style:name="T23" style:family="text">
      <style:text-properties fo:font-variant="normal" fo:text-transform="none" fo:color="#000000" style:font-name="sans-serif" fo:letter-spacing="normal" fo:language="en" fo:country="GB" fo:font-style="normal" fo:font-weight="normal" style:font-style-asian="normal" style:font-weight-asian="normal" style:font-style-complex="normal" style:font-weight-complex="normal"/>
    </style:style>
    <style:style style:name="T24" style:family="text">
      <style:text-properties fo:language="en" fo:country="none"/>
    </style:style>
    <style:style style:name="T25" style:family="text">
      <style:text-properties fo:language="en" fo:country="none" fo:font-weight="bold" style:font-weight-asian="bold" style:font-weight-complex="bold"/>
    </style:style>
    <style:style style:name="T26" style:family="text">
      <style:text-properties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earch &amp; Literature Review</text:p>
      <text:p text:style-name="Standard"/>
      <text:h text:style-name="Heading_20_1" text:outline-level="1">Overview</text:h>
      <text:p text:style-name="Standard">Due to the variety of fields interacting within the project, understanding the relevant background to each of these areas is the key to creating a representative model. Specifically, investigating how social networks and personal health interact provide a good starting point in creating an agent-based model. This section will consider relevant and similar works to both justify and allow the project to expand upon the existing knowledgebase.</text:p>
      <text:h text:style-name="Heading_20_1" text:outline-level="1">Social Networks</text:h>
      <text:p text:style-name="Standard">As described previously, social networks, whilst always existing, have become a popular topic in recent years. In particular, applying an analytical approach to them has led to a formalisation. At the lowest level, networks are represented using mathematical graph theory [<text:span text:style-name="T1">ref NetMark</text:span><text:span text:style-name="T3">]. This means that individual entities within the network are shown as nodes, whilst relations between these entities are edges. Importantly, these edges can be either directed or undirected, which can change their meaning depending on context – for example, directed edges could be used to show how one node likes another [</text:span><text:span text:style-name="T4">ref USN 14</text:span><text:span text:style-name="T3">]. By extension, a bidirectional edge represents some mutual relationship between the nodes.</text:span></text:p>
      <text:p text:style-name="Standard"><text:span text:style-name="T3">Building on this basic set of terms, a number of structural definitions emerge that begin to underpin the theoretical to the practical. A key one is that of </text:span><text:span text:style-name="T7">triadic closure</text:span><text:span text:style-name="T3">, which is where two nodes that share a common connection are, at some point in the future, more likely to be connected [</text:span><text:span text:style-name="T5">ref NetMark pg 44</text:span><text:span text:style-name="T6">]. This is particularly important in social networks when it comes to working out which pairs of people are going to form connections next. Extending this, the idea of </text:span><text:span text:style-name="T8">strong</text:span><text:span text:style-name="T9"> </text:span><text:span text:style-name="T8">&amp;</text:span><text:span text:style-name="T9"> </text:span><text:span text:style-name="T8">weak ties</text:span><text:span text:style-name="T9"> brings an extra aspect to the edges between nodes. A strong tie may be likened to a friendship whereas a weak tie to an acquaintance. Generally, the stronger ties are present in small, connected clusters whereas weaker ties link these clusters together [</text:span><text:span text:style-name="T10">ref NetMark 46-48</text:span><text:span text:style-name="T9">]. Again relating this to real-world examples, this is similar to groups of close friends being connected to others by acquaintances in other groups. Quantifying graph is done through a number of measures</text:span><text:span text:style-name="T8">. </text:span><text:span text:style-name="T9">One of these is betweenness, which is calculated by calculating a 'flow' through the graph – edges of high flow are important since they carry the most traffic and as such have a high betweenness value. This can indicate the strength of a tie; for example, a weak tie is likely to have a high rate of flow since it is between two highly connected groups and is of high importance in joining these clusters [</text:span><text:span text:style-name="T10">ref NetMark 66-67</text:span><text:span text:style-name="T9">]. <text:s/></text:span></text:p>
      <text:p text:style-name="Standard"><text:span text:style-name="T6"><text:s/></text:span></text:p>
      <text:p text:style-name="Standard"><text:span text:style-name="T9">With these terms in mind, further concepts that more directly relate to social networks and human behaviours can be introduced. A key example of this is </text:span><text:span text:style-name="T8">homophily</text:span><text:bookmark text:name="_GoBack"/><text:span text:style-name="T9">, which is when groups of friends are similar. This similarity may be manifest itself in beliefs, interests, jobs or more [</text:span><text:span text:style-name="T10">USN?</text:span><text:span text:style-name="T9">]. Although the term provides an overview, there are a number of mechanisms that underpin homophily. When</text:span></text:p>
      <text:p text:style-name="P1"><text:soft-page-break/>fixed characteristics such as ethnicity are considered, <text:span text:style-name="T12">selection</text:span><text:span text:style-name="T13"> is in play, which is when people choose those who they share the most in common with. In contrast to this, characteristics which are changeable such as interests or behaviours show how </text:span><text:span text:style-name="T12">socialisation </text:span><text:span text:style-name="T13">and </text:span><text:span text:style-name="T12">social influence </text:span><text:span text:style-name="T13">affect the person. The former is the process of individuals striving to bring them closer to others who have similar characteristics, whereas the latter is when existing connections to others cause changes to the behaviours or interests which is effectively opposite to </text:span><text:span text:style-name="T12">selection</text:span><text:span text:style-name="T13">[</text:span><text:span text:style-name="T14">ref NetMark 81-2</text:span><text:span text:style-name="T15">].</text:span><text:span text:style-name="T13"> It should be noted that </text:span><text:span text:style-name="T12">selection</text:span><text:span text:style-name="T13"> and </text:span><text:span text:style-name="T12">social influence</text:span><text:span text:style-name="T13"> have an amount of interaction that can result in it being difficult to determine which aspect of homophily has contributed towards a connection.</text:span></text:p>
      <text:p text:style-name="P1"><text:span text:style-name="T13">Expanding upon </text:span><text:span text:style-name="T12">influence</text:span><text:span text:style-name="T13"> within a graph representation of a social network, there are a number of approaches to emulating real-world influence between network people. Although there are many specialist models that attempt to recreate this, two <text:s/>basic approaches are:</text:span></text:p>
      <text:list xml:id="list4199921189124086304" text:style-name="L1">
        <text:list-item>
          <text:p text:style-name="P3">Linear Threshold,<text:span text:style-name="T13"> which is defined as *</text:span><text:span text:style-name="T14">INSERT EQUATION HERE</text:span><text:span text:style-name="T15">*. This is a basic representation of influence that can effectively be summarised as a node taking on behaviours that its neighbouring nodes also exhibit, depending on some predefined boundary. An example of this in a real social network could be that if more than half of someone's friends play football, they will also begin to play football.</text:span></text:p>
        </text:list-item>
        <text:list-item>
          <text:p text:style-name="P3">Independent Cascade<text:span text:style-name="T13">, defined as a series of time-steps during which any 'active' nodes attempt to activate any 'inactive' neighbours with a certain probability. Should a node become 'active', it then tries to activate its neighbours, and so on. Once nodes have attempted neighbour activation, they cannot reattempt and as such, the process ends when no more activations are available. Relating this to human behaviour, it may be likened to someone trying to convince friends about an idea; they will not carry on attempting to convince if they fail, but if someone does adopt the idea, they may further spread it themselves.</text:span></text:p>
        </text:list-item>
      </text:list>
      <text:p text:style-name="P2"><text:span text:style-name="T13">Whilst these influence models are basic, they are useful when it comes to adapting them for a social network. For the purposes of this project, they are not directly applicable since different aspects of smoking and smoking behaviours may interact when it comes to influence spread, but they will serve as a basis.</text:span></text:p>
      <text:p text:style-name="P4"><text:span text:style-name="T13">Reference to influence paper needs to be here somewhere – include on both</text:span></text:p>
      <text:p text:style-name="P7">A final, useful aspect of social network research is that of generating or classifying the type of a network. The most basic type of network is a randomised one, such as that generated by the <text:bookmark text:name="firstHeading"/><text:span text:style-name="T16">Erdős–Rényi model [ref </text:span><text:span text:style-name="T19">ERDOS</text:span><text:span text:style-name="T17">], where edges between any given pair of nodes have an equal probability of existing. This, naturally, leads to most nodes having similar degree which, when compared to real-life networks, lack the </text:span><text:span text:style-name="T21">hubs</text:span><text:span text:style-name="T18"> – nodes which have a higher degree than the network average [ref </text:span><text:span text:style-name="T20">ScienAm</text:span><text:span text:style-name="T18">]. As such, random networks appear to be too far removed from what one might observe in nature and two other methods emerge as useful to the project – </text:span><text:span text:style-name="T21">small-world </text:span><text:span text:style-name="T18">and </text:span><text:span text:style-name="T21">scale-free</text:span><text:span text:style-name="T18"> networks. </text:span></text:p>
      <text:p text:style-name="P9"><text:soft-page-break/><text:span text:style-name="T22">Small-world </text:span><text:span text:style-name="T18">networks are based on the concept of the </text:span><text:span text:style-name="T22">small-world phenomenon</text:span><text:span text:style-name="T18">, which is where human society exhibits a structure where the <text:s/>number of social connections between two people is, on average, quite low which indicates a high level of connectivity [</text:span><text:span text:style-name="T20">ref Milgram</text:span><text:span text:style-name="T18">]. More formally, </text:span><text:span text:style-name="T22">small-worlds</text:span><text:span text:style-name="T18"> generally have high clustering and a low average path length, so aim to represent the effect observed by Milgram in a mathematical way – the Watts-Strogatz method provides an approach to generate these networks [</text:span><text:span text:style-name="T20">ref SW paper</text:span><text:span text:style-name="T18">]. At a high level, given a starting set of nodes where each is connected to its </text:span><text:span text:style-name="T23">neighbours</text:span><text:span text:style-name="T18">, the algorithm considers rewiring edges based on a predefined probability. This allows for the formation of more realistic structures such as hubs within the network and could be used to investigate how small social groups are affected by smoking cessation attempts. </text:span></text:p>
      <text:p text:style-name="P7"><text:span text:style-name="T18">On the other hand, </text:span><text:span text:style-name="T21">scale-free </text:span><text:span text:style-name="T18">networks rely on the previously mentioned concept of </text:span><text:span text:style-name="T21">hubs,</text:span><text:span text:style-name="T18"> who have a higher degree than the average node and are observed in a wide variety of situations, from computer networks, to business alliances and actors in Hollywood [</text:span><text:span text:style-name="T20">ref SciAm</text:span><text:span text:style-name="T18">]. A key principle in building these networks is that of preferential</text:span><text:span text:style-name="T21"> attachment</text:span><text:span text:style-name="T18">, where nodes are more likely to connect to popular, rather than unpopular nodes. Once more, this is seen in a number of situations such as web pages having a higher chance of linking to popular web pages than less well-known ones [</text:span><text:span text:style-name="T20">ref SciEm bara</text:span><text:span text:style-name="T18">]. </text:span>Using the <text:span text:style-name="T24">Barabási–Albert approach to generate this type of network, the basic idea is that of starting with a simple, connected base and adding nodes incrementally, considering each other node as a connection candidate [</text:span><text:span text:style-name="T25">ref BAStat</text:span><text:span text:style-name="T26">]. The chance of each connection being made is relative to the degree of the current node where a higher degree increases the connection chance. The prevalence of hubs in this type of network is useful in judging the effect of influential members of a community.</text:span></text:p>
      <text:p text:style-name="P7"><text:span text:style-name="T19"/></text:p>
      <text:p text:style-name="List_20_Paragraph"><text:span text:style-name="T24">P. Erdõs, A. Rényi: On random graphs, I., Publ. Math. Debrecen 6 (1959), 290--297 ( MR22 #10924; Zentralblatt 92,157. </text:span></text:p>
      <text:h text:style-name="Heading_20_1" text:outline-level="1">Smoking Cessation</text:h>
      <text:p text:style-name="Text_20_body"/>
      <text:p text:style-name="Text_20_body"/>
      <text:p text:style-name="Standard">To make an accurate attempt at mapping smoking behaviours to a social network simulation, the basic factors that affect how humans engage in smoking must be understood. There are two aspects to this – both an analysis of the current smoking situation as well as how people go about trying to give up smoking. </text:p>
      <text:p text:style-name="Standard">By looking at NHS smoking statistics for 2012 [<text:span text:style-name="T2">ref NHS</text:span><text:span text:style-name="T11">], a number of important pieces of information relative to a simulation. In Britain in 2010, 20% of the adult population were recorded to be smoking</text:span></text:p>
      <text:list xml:id="list1642755114828933172" text:style-name="WWNum1">
        <text:list-item>
          <text:p text:style-name="P6">Current smoking situation</text:p>
          <text:list>
            <text:list-item>
              <text:p text:style-name="P6">Quit rates</text:p>
            </text:list-item>
            <text:list-item>
              <text:p text:style-name="P6">Smoking uptake</text:p>
            </text:list-item>
            <text:list-item>
              <text:p text:style-name="P6">Costs</text:p>
            </text:list-item>
          </text:list>
        </text:list-item>
        <text:list-item>
          <text:p text:style-name="P6">Smoking cessation</text:p>
          <text:list>
            <text:list-item>
              <text:p text:style-name="P6">Rates</text:p>
            </text:list-item>
            <text:list-item>
              <text:p text:style-name="P6"><text:soft-page-break/>Factors </text:p>
            </text:list-item>
            <text:list-item>
              <text:p text:style-name="P6">Results of it</text:p>
            </text:list-item>
          </text:list>
          <text:p text:style-name="P8"/>
        </text:list-item>
      </text:list>
      <text:p text:style-name="Standard"/>
      <text:h text:style-name="Heading_20_1" text:outline-level="1">Agent-Based Modelling</text:h>
      <text:p text:style-name="Text_20_body"/>
      <text:p text:style-name="Text_20_body">Centre to the project is the use of an agent-based modelling (ABM) approach to simulation. Fundamentally, it defines a series of agents with attributes, who have a set of behaviours <text:s/>ways they can interact with each other, with the aim being that information not initially provided to the system may emerge<text:span text:style-name="T11">.</text:span> Furthermore, agents should display <text:span text:style-name="T12">autonomy</text:span><text:span text:style-name="T13">, that is that they can function without input from outside the model and that they are </text:span><text:span text:style-name="T12">social</text:span><text:span text:style-name="T13">, allowing others the ability to influence their behaviour [</text:span><text:span text:style-name="T14">ref REPAST PAPER</text:span><text:span text:style-name="T15">]</text:span><text:span text:style-name="T13">. With this in mind, it can be seen how the agents can represent humans, with their behaviours and interactions being mapped to smoking given the importance of autonomy and socialisation within a model.</text:span></text:p>
      <text:p text:style-name="Text_20_body">Although it is a relatively new approach to modelling, there are a number of examples which demonstrate that it is widely applicable. </text:p>
      <text:list xml:id="list654363219" text:continue-numbering="true" text:style-name="WWNum1">
        <text:list-item>
          <text:p text:style-name="P6">Basic runover of what it is and does</text:p>
          <text:list>
            <text:list-item>
              <text:p text:style-name="P6">Repast paper for key defs etc</text:p>
            </text:list-item>
          </text:list>
        </text:list-item>
        <text:list-item>
          <text:p text:style-name="P6">Examples of how it is used</text:p>
          <text:list>
            <text:list-item>
              <text:p text:style-name="P6">Emergency paper</text:p>
            </text:list-item>
            <text:list-item>
              <text:p text:style-name="P6">Computing paper</text:p>
            </text:list-item>
            <text:list-item>
              <text:p text:style-name="P6">IEEE paper</text:p>
            </text:list-item>
          </text:list>
        </text:list-item>
        <text:list-item>
          <text:p text:style-name="P6">Repast Simphony</text:p>
          <text:list>
            <text:list-item>
              <text:p text:style-name="P6">Environment for this</text:p>
            </text:list-item>
            <text:list-item>
              <text:p text:style-name="P6">etc</text:p>
            </text:list-item>
          </text:list>
        </text:list-item>
      </text:list>
      <text:p text:style-name="Standard"/>
      <text:h text:style-name="Heading_20_1" text:outline-level="1">Similar Work</text:h>
      <text:p text:style-name="Standard"/>
      <text:list xml:id="list94878754" text:continue-numbering="true" text:style-name="WWNum1">
        <text:list-item>
          <text:p text:style-name="P6">Framingham Heart Study</text:p>
          <text:list>
            <text:list-item>
              <text:p text:style-name="P6">Shows social behaviour has impact</text:p>
            </text:list-item>
          </text:list>
        </text:list-item>
        <text:list-item>
          <text:p text:style-name="P6">Also study on Malaysian people (?)</text:p>
          <text:list>
            <text:list-item>
              <text:p text:style-name="P6">More specific to smoking</text:p>
            </text:list-item>
          </text:list>
        </text:list-item>
        <text:list-item>
          <text:p text:style-name="P6">Smoking combo paper – covers a number of areas in depth, with potential to combine</text:p>
        </text:list-item>
        <text:list-item>
          <text:p text:style-name="P6">Epidemiology paper</text:p>
        </text:list-item>
        <text:list-item>
          <text:p text:style-name="P6"><text:soft-page-break/>Social circle pap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Times" svg:font-family="Times"/>
    <style:font-face style:name="sans-serif" svg:font-family="sans-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2</meta:editing-cycles>
    <meta:creation-date>2013-03-25T16:03:00</meta:creation-date>
    <dc:date>2013-04-02T00:34:57</dc:date>
    <meta:editing-duration>P2DT5H8M54S</meta:editing-duration>
    <meta:generator>OpenOffice.org/3.4.1$Unix OpenOffice.org_project/341m1$Build-9593</meta:generator>
    <meta:document-statistic meta:table-count="0" meta:image-count="0" meta:object-count="0" meta:page-count="5" meta:paragraph-count="49" meta:word-count="1684" meta:character-count="101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